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b273" officeooo:paragraph-rsid="0002b273"/>
    </style:style>
    <style:style style:name="P2" style:family="paragraph" style:parent-style-name="Standard">
      <style:text-properties officeooo:rsid="0002b273" officeooo:paragraph-rsid="00043208"/>
    </style:style>
    <style:style style:name="P3" style:family="paragraph" style:parent-style-name="Standard">
      <style:text-properties fo:color="#000080" officeooo:rsid="0002b273" officeooo:paragraph-rsid="0002b273"/>
    </style:style>
    <style:style style:name="P4" style:family="paragraph" style:parent-style-name="Standard">
      <style:text-properties fo:color="#000080" officeooo:rsid="0002f067" officeooo:paragraph-rsid="0002f067"/>
    </style:style>
    <style:style style:name="P5" style:family="paragraph" style:parent-style-name="Standard">
      <style:text-properties fo:color="#000080" officeooo:rsid="0006458c" officeooo:paragraph-rsid="0006458c"/>
    </style:style>
    <style:style style:name="P6" style:family="paragraph" style:parent-style-name="Standard">
      <style:text-properties fo:color="#000080" officeooo:rsid="0006458c" officeooo:paragraph-rsid="0006d493"/>
    </style:style>
    <style:style style:name="P7" style:family="paragraph" style:parent-style-name="Standard">
      <style:text-properties officeooo:rsid="00043208" officeooo:paragraph-rsid="00043208"/>
    </style:style>
    <style:style style:name="P8" style:family="paragraph" style:parent-style-name="Standard">
      <style:text-properties officeooo:rsid="0004e965" officeooo:paragraph-rsid="0004e965"/>
    </style:style>
    <style:style style:name="P9" style:family="paragraph" style:parent-style-name="Standard">
      <style:text-properties style:use-window-font-color="true" officeooo:rsid="0004e965" officeooo:paragraph-rsid="0006d493"/>
    </style:style>
    <style:style style:name="P10" style:family="paragraph" style:parent-style-name="Standard" style:list-style-name="L1">
      <style:text-properties fo:color="#000080" officeooo:rsid="0002f067" officeooo:paragraph-rsid="0002f067"/>
    </style:style>
    <style:style style:name="P11" style:family="paragraph" style:parent-style-name="Standard" style:list-style-name="L2">
      <style:text-properties fo:color="#000080" officeooo:rsid="0004e965" officeooo:paragraph-rsid="0004e965"/>
    </style:style>
    <style:style style:name="P12" style:family="paragraph" style:parent-style-name="Standard" style:list-style-name="L3">
      <style:text-properties fo:color="#000080" officeooo:rsid="0004e965" officeooo:paragraph-rsid="0004e965"/>
    </style:style>
    <style:style style:name="T1" style:family="text">
      <style:text-properties officeooo:rsid="00043208"/>
    </style:style>
    <style:style style:name="T2" style:family="text">
      <style:text-properties fo:color="#000080" officeooo:rsid="00043208"/>
    </style:style>
    <style:style style:name="T3" style:family="text">
      <style:text-properties fo:color="#000080" officeooo:rsid="0003db1c"/>
    </style:style>
    <style:style style:name="T4" style:family="text">
      <style:text-properties officeooo:rsid="00069723"/>
    </style:style>
    <style:style style:name="T5" style:family="text">
      <style:text-properties officeooo:rsid="0006d4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aliação</text:p>
      <text:p text:style-name="P1"/>
      <text:p text:style-name="P1">Aluno(a): <text:span text:style-name="T4">Jaíne Seibert <text:tab/><text:tab/><text:tab/><text:tab/><text:tab/></text:span>Data: <text:span text:style-name="T4">30</text:span>/06/2018</text:p>
      <text:p text:style-name="P1"/>
      <text:p text:style-name="P1">1.) (1 ponto) Assinale a alternativa correta sobre a orientação a objeto:</text:p>
      <text:p text:style-name="P3">c) O polimorfismo associado à herança trabalha com a redeclaração de métodos</text:p>
      <text:p text:style-name="P3">previamente herdados por uma classe. Esses métodos, embora semelhantes, diferem de</text:p>
      <text:p text:style-name="P3">alguma forma da implementação utilizada na superclasse, sendo necessário, portanto,</text:p>
      <text:p text:style-name="P3">reimplementá-los na subclasse.</text:p>
      <text:p text:style-name="P1"/>
      <text:p text:style-name="P1">2.) (1 ponto) Polimorfismo é: (assinale a alternativa correta)</text:p>
      <text:p text:style-name="P3">e) a habilidade pela qual uma única operação ou nome de atributo pode ser definido em</text:p>
      <text:p text:style-name="P3">mais de uma classe e assumir implementações diferentes em cada uma dessas classes.</text:p>
      <text:p text:style-name="P1"/>
      <text:p text:style-name="P1">3.) (1 ponto) Existem algumas maneiras de restringir o acesso a atributos e métodos, três delas</text:p>
      <text:p text:style-name="P1">são as mais conhecidas, cite quais são e qual a diferença entre elas.</text:p>
      <text:p text:style-name="P4">Em java, e na maioria das linguagens orientadas a objeto, essas 3 formas são aplicadas na declaração dos atributos. Os atributos são declarados como:</text:p>
      <text:list xml:id="list2211974397" text:style-name="L1">
        <text:list-item>
          <text:p text:style-name="P10">private: torna o atributo acessível apenas dentro da classe em que está declarado.</text:p>
        </text:list-item>
        <text:list-item>
          <text:p text:style-name="P10">protected: torna o atributo acessível apenas dentro da classe em que está declarada e em suas classes filhas</text:p>
        </text:list-item>
        <text:list-item>
          <text:p text:style-name="P10">public: torna o atributo acessível em todas as classes do sistema.</text:p>
        </text:list-item>
      </text:list>
      <text:p text:style-name="P1"/>
      <text:p text:style-name="P1">4.) (1 ponto) Com relação aos conceitos de programação orientada a objetos, é correto afirmar</text:p>
      <text:p text:style-name="P1">que:</text:p>
      <text:p text:style-name="P3">b) métodos estáticos são aqueles que, ao serem executados, não acessam atributos de</text:p>
      <text:p text:style-name="P3">instância da classe.</text:p>
      <text:p text:style-name="P3"/>
      <text:p text:style-name="P1">5.) (1 ponto) A programação orientada a objetos é baseada em diversos conceitos, tais como</text:p>
      <text:p text:style-name="P1">encapsulamento, herança, polimorfismo e abstração. Com relação a esses conceitos, assinale</text:p>
      <text:p text:style-name="P1">com V para verdadeiro e F para Falso as alternativas abaixo:</text:p>
      <text:p text:style-name="P1">a) (<text:span text:style-name="T2">F</text:span>) o conceito de encapsulamento é alcançado por meio da definição da visibilidade</text:p>
      <text:p text:style-name="P1">pública aos atributos e métodos.</text:p>
      <text:p text:style-name="P1">b) (<text:span text:style-name="T3">V</text:span>) herança é um mecanismo que permite que uma classe herde todo o comportamento e</text:p>
      <text:p text:style-name="P1">os atributos de outra classe.</text:p>
      <text:p text:style-name="P1">c) (<text:span text:style-name="T2">F</text:span>) interface pode ser considerada como a forma com que um objeto se apresenta para</text:p>
      <text:p text:style-name="P1">outros, no que diz respeito aos seus atributos e métodos. Em Java, uma mesma classe</text:p>
      <text:p text:style-name="P1">não pode implementar mais de uma interface.</text:p>
      <text:p text:style-name="P1">d) (<text:span text:style-name="T3">V</text:span>) polimorfismo é o uso de um mesmo nome para identificar diferentes implementações</text:p>
      <text:p text:style-name="P1">dos métodos. Seu uso é comum na definição de construtores, em que os mesmos podem</text:p>
      <text:p text:style-name="P1">ser implementados em diferentes versões para as diferentes formas de se instanciar a</text:p>
      <text:p text:style-name="P1">classe.</text:p>
      <text:p text:style-name="P2">e) (<text:span text:style-name="T2">F</text:span>) <text:span text:style-name="T1">para uma classe ser considerada abstrata, todos os seus métodos devem ser abstratos.</text:span></text:p>
      <text:p text:style-name="P7">Em Java, para se definir uma classe abstrata deve-se utilizar a palavra chave “abstract”</text:p>
      <text:p text:style-name="P7">no início de sua declaração</text:p>
      <text:p text:style-name="P8">6.) (1 ponto) Para representar quais técnicas da orientação a objeto é utilizada as palavras</text:p>
      <text:p text:style-name="P8">reservadas implements e extends?</text:p>
      <text:list xml:id="list784120741" text:style-name="L2">
        <text:list-item>
          <text:p text:style-name="P11">Implements: interface</text:p>
        </text:list-item>
      </text:list>
      <text:list xml:id="list1673963591" text:style-name="L3">
        <text:list-item>
          <text:p text:style-name="P12">extends: herança</text:p>
        </text:list-item>
      </text:list>
      <text:p text:style-name="P8"/>
      <text:p text:style-name="P8">7.) (1 ponto) Exemplifique utilizando código Java como é construído uma interface e como ela</text:p>
      <text:p text:style-name="P8">deve ser utilizada em uma classe concreta?</text:p>
      <text:p text:style-name="P5"><text:bookmark-start text:name="__DdeLink__133_2851206855"/><text:soft-page-break/>Por favor, verifique o aquivo em externo com nome “Questao7OO”.</text:p>
      <text:p text:style-name="P5"><text:bookmark-end text:name="__DdeLink__133_2851206855"/></text:p>
      <text:p text:style-name="P9">8.) (3 pontos) Elabore o código Orientado a Objeto para as regras abaixo e utilize Testes unitários para validar as mesmas:</text:p>
      <text:p text:style-name="P6">Por favor, verifique o aquivo em externo com nome “Questao<text:span text:style-name="T5">8</text:span>OO”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3:23:52.276000000</meta:creation-date>
    <dc:date>2018-06-30T21:47:30.031000000</dc:date>
    <meta:editing-duration>PT43M27S</meta:editing-duration>
    <meta:editing-cycles>4</meta:editing-cycles>
    <meta:generator>LibreOffice/5.3.4.2$Windows_x86 LibreOffice_project/f82d347ccc0be322489bf7da61d7e4ad13fe2ff3</meta:generator>
    <meta:document-statistic meta:table-count="0" meta:image-count="0" meta:object-count="0" meta:page-count="2" meta:paragraph-count="46" meta:word-count="502" meta:character-count="3093" meta:non-whitespace-character-count="2637"/>
  </office:meta>
</office:document-meta>
</file>